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base and NoSQL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3">JDBC: pustaka API untuk terhubung dan mengeksekusi query pada basis data.</text:p>
                <text:p text:style-name="P3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5 Langkah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Daftarkan drivernya</text:p>
              </text:list-item>
              <text:list-item>
                <text:p>Buat objek koneksinya</text:p>
              </text:list-item>
              <text:list-item>
                <text:p>Buat objek Statement</text:p>
              </text:list-item>
              <text:list-item>
                <text:p>Eksekusi Query</text:p>
              </text:list-item>
              <text:list-item>
                <text:p>Tutup koneksiny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4T16:03:35.660784053</dc:date>
    <meta:editing-duration>PT20H8M4S</meta:editing-duration>
    <meta:editing-cycles>46</meta:editing-cycles>
    <meta:generator>LibreOffice/5.1.4.2$Linux_X86_64 LibreOffice_project/10m0$Build-2</meta:generator>
    <meta:document-statistic meta:object-count="62"/>
  </office:meta>
</office:document-meta>
</file>